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c32" officeooo:paragraph-rsid="0000ac32"/>
    </style:style>
    <style:style style:name="P2" style:family="paragraph" style:parent-style-name="Standard">
      <style:paragraph-properties fo:text-align="start" style:justify-single-word="false"/>
      <style:text-properties officeooo:rsid="0000ac32" officeooo:paragraph-rsid="0000ac32"/>
    </style:style>
    <style:style style:name="P3" style:family="paragraph" style:parent-style-name="Standard">
      <style:paragraph-properties fo:text-align="start" style:justify-single-word="false"/>
      <style:text-properties officeooo:rsid="0000ac32" officeooo:paragraph-rsid="0000ac3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0e93f" officeooo:paragraph-rsid="0000e93f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1aef1" officeooo:paragraph-rsid="0001aef1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54ab2" officeooo:paragraph-rsid="00054ab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696b4" officeooo:paragraph-rsid="000696b4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696b4" officeooo:paragraph-rsid="000696b4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0696b4" officeooo:paragraph-rsid="000696b4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0696b4" officeooo:paragraph-rsid="000696b4"/>
    </style:style>
    <style:style style:name="T1" style:family="text">
      <style:text-properties officeooo:rsid="0003935e"/>
    </style:style>
    <style:style style:name="T2" style:family="text">
      <style:text-properties officeooo:rsid="00069a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Takeda's Endings End of Summer Report</text:p>
      <text:p text:style-name="P1"/>
      <text:p text:style-name="P2"/>
      <text:p text:style-name="P2">Endings</text:p>
      <text:list xml:id="list1860513243294702525" text:style-name="L1">
        <text:list-item>
          <text:p text:style-name="P4">Creating /admin/ folder with an Ant build that takes an RA worklog with different columns for different projects and splits it into multiple project-specific spreadsheets.</text:p>
        </text:list-item>
      </text:list>
      <text:p text:style-name="P2"/>
      <text:p text:style-name="P2">Graves <text:span text:style-name="T2">(most of July and August)</text:span></text:p>
      <text:list xml:id="list1095947727256165314" text:style-name="L2">
        <text:list-item>
          <text:p text:style-name="P5">Lots of restructuring of the data to be better encoded</text:p>
          <text:list>
            <text:list-item>
              <text:p text:style-name="P5">Changing &lt;head&gt; to &lt;dateline&gt; and adding @resp to heads of letters supplied by editors (particularly enclosures and logs)</text:p>
            </text:list-item>
            <text:list-item>
              <text:p text:style-name="P5">Moved away from &lt;div&gt; structure for page breaks and instead used &lt;pb&gt; elements</text:p>
            </text:list-item>
            <text:list-item>
              <text:p text:style-name="P5">Linked the facsimile identifier to every diary entry, enclosure, and log entry page through the @facs attribute (either on the &lt;div&gt; if the facsimile applies to the entire div or on individual &lt;pb&gt; elements)</text:p>
            </text:list-item>
            <text:list-item>
              <text:p text:style-name="P5">Wrote a few schematron rules for site consistency</text:p>
            </text:list-item>
            <text:list-item>
              <text:p text:style-name="P6">Everything that has a page on the site has an @xml:id</text:p>
            </text:list-item>
          </text:list>
        </text:list-item>
        <text:list-item>
          <text:p text:style-name="P5">Static build</text:p>
          <text:list>
            <text:list-item>
              <text:p text:style-name="P5">Goal: replicate the look and feel of the current site without using Xquery</text:p>
            </text:list-item>
            <text:list-item>
              <text:p text:style-name="P5">Secondary goal: If there is no Javascript or CSS enabled in the browser, the site will still work</text:p>
            </text:list-item>
            <text:list-item>
              <text:p text:style-name="P5">I have created modified original and standalone XML versions of each of the source documents</text:p>
            </text:list-item>
            <text:list-item>
              <text:p text:style-name="P5">A site map (NB: not a google standards site map) is also created that is embedded in the index.xml page for the crawler (and to default to if there is no JS enabled on the page).</text:p>
            </text:list-item>
            <text:list-item>
              <text:p text:style-name="P7">URLs have been rationalized; example: the diary entry for May 17, 1935:</text:p>
              <text:list>
                <text:list-item>
                  <text:p text:style-name="P7">old site: <text:a xlink:type="simple" xlink:href="http://graves.uvic.ca/graves/site/xbrowse.xq?collection=/db/graves&amp;type=diaryentry&amp;query_stored=false&amp;action=browse&amp;search_text=-1&amp;day=17&amp;month=05&amp;year=1935">http://graves.uvic.ca/graves/site/xbrowse.xq?collection=/db/graves&amp;type=diaryentry&amp;query_stored=false&amp;action=browse&amp;search_text=-1&amp;day=17&amp;month=05&amp;year=1935</text:a></text:p>
                </text:list-item>
                <text:list-item>
                  <text:p text:style-name="P7">what it will be once static build is pushed to server: http://graves.uvic.ca/diary_1935-05-17.html</text:p>
                </text:list-item>
              </text:list>
            </text:list-item>
            <text:list-item>
              <text:p text:style-name="P5">The XHTML5 pages are <text:span text:style-name="T1">based off of the site_map</text:span></text:p>
            </text:list-item>
            <text:list-item>
              <text:p text:style-name="P6">Other than the search page, the site is finished; found here: http://jenkins.hcmc.uvic.ca/job/Graves/lastSuccessfulBuild/artifact/products/site/index.html</text:p>
            </text:list-item>
          </text:list>
        </text:list-item>
      </text:list>
      <text:p text:style-name="P2"/>
      <text:p text:style-name="P2">Mariage</text:p>
      <text:list xml:id="list1256181647529930811" text:style-name="L3">
        <text:list-item>
          <text:p text:style-name="P8">Diagnostics for Mariage</text:p>
        </text:list-item>
      </text:list>
      <text:p text:style-name="P2">MoEML</text:p>
      <text:list xml:id="list1862689733995284518" text:style-name="L4">
        <text:list-item>
          <text:p text:style-name="P9">Static build! Creating documentation scripts, generated many documents, figuring out various challenges</text:p>
        </text:list-item>
        <text:list-item>
          <text:p text:style-name="P9">stow_1598.</text:p>
        </text:list-item>
      </text:list>
      <text:p text:style-name="P2"/>
      <text:p text:style-name="P2">Moses</text:p>
      <text:list xml:id="list6062787930975340095" text:style-name="L5">
        <text:list-item>
          <text:p text:style-name="P10">Diagnostics with S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48:11.045300839</meta:creation-date>
    <dc:date>2016-08-22T16:07:14.582562797</dc:date>
    <meta:editing-duration>PT16M1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308" meta:character-count="1996" meta:non-whitespace-character-count="1736"/>
  </office:meta>
</office:document-meta>
</file>